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Text_20_body">
      <style:paragraph-properties fo:margin-top="0in" fo:margin-bottom="0in" style: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1">PROMPT</text:p>
      <text:p text:style-name="Text_20_body">You’re required to build a factory wide monitoring system, consisting of motion sensors, temperature sensors, air-quality monitoring systems and an administrative dashboard from where all of them can be accessed and controlled. What connection and communication protocols will you use? Explain your justification for choosing them. [300 Words]</text:p>
      <text:p text:style-name="Text_20_body">For communication protocols I will use transfer control protocol plus internet protocol or TCP / IP over a wired ethernet infrastructure for the connection. The use of TCP / IP is because I want to have compatibility between all the components of the system and also could take advantage of a bus architecture network system. There are no specifications on energy consumption or other matter such as the environment in the factory that offers possible threats to the operation of the system. Even wired infrastructure can minimize the likelihood of external eavesdropping and also ensures controlled and known latency periods at all times of factory work. If any component of the system is needed, such as sensors that comply with the Zigbee standard, they can be connected to the system via a network gateway. In that case, the secure method for authentication and user authorization is through a pre-established key, and also using encryption protocol such as security in the transport layer or end-to-end TLS between user and server. I will also add block-encrypted real-time data using Advanced Encryption Standard or AES. Each node, sensor, or endpoint is registered to the system using a pre-established encoding and over TLS. The real-time data collection server has a web server that visually displays each node within the network. Access to the server is by TCP / IP through a gateway firewall that connects to external networks. In this way it is possible that a possible system administrator can access remotely from any point that has access to the internet. It is important to manage a security layer in access in these cases, using techniques such as virtual private network or VPN.</text:p>
      <text:p text:style-name="Text_20_body"/>
      <text:p text:style-name="Text_20_body">PROMPT</text:p>
      <text:p text:style-name="Text_20_body">REST and SOAP are two methods of building web services. How do they fit the Cyber Physical System paradigm? Give the advantages and disadvantages of each method in the context of Cyber Physical Systems/Embedded Systems. [300 Words]</text:p>
      <text:p text:style-name="Text_20_body">Since the simple object access protocol or SOAP is a method of interaction between client and server permanently coupled, the amount of computational work on both sides and the amount of data transmitted grows the more the devices are added to the system. For the context of cybernetic physical systems this is undesirable in most scenarios, except situations where coupling is required for example in infrastructures sensitive to eventual external changes such as extreme weather or military environments. On the other hand, the representational or REST transfer state decreases the computation and the amount of data transmitted, making this architecture ideal for systems with large numbers of sensors that require low power consumption and computational computational resources. The main advantages of SOAP are security, a great standardization of methods in the industry and less complexity for the developer of higher layers. As a disadvantage, updates made on the server side may <text:soft-page-break/>not be fully compatible for all clients. For REST, its main advantages are lighter, easier to integrate with new customers and do not require changing the architectures of new servers integrated into the system. As a counterpart, one has the disadvantage of not being very standardized and possessing, at least in principle, less security. However increasing the complexity in some stages is possible to maintain a high standard of security.</text:p>
      <text:p text:style-name="Text_20_body"/>
      <text:p text:style-name="Text_20_body">PROMPT</text:p>
      <text:p text:style-name="Text_20_body">Describe symmetric and public key encryption and explain their differences, give an example of their usage and most common algorithms of each type. [300 Words]</text:p>
      <text:p text:style-name="Text_20_body">In the symmetric encryption key system the password that allows encryption of the communication has previously been shared, so that said key does not circulate through the communication channel. On the other hand, the asymmetric key system uses two keys. The first is public and the recipient, and is with which the message is encrypted, but anyone with that key can encrypt a document. To decrypt the message requires the private key, which only the receiver knows. Similarly, if a message is encrypted with a private key, it is possible to decrypt it using a public key. The main difference is that the first system provides greater security, since the amount of calculations required to find the key is very high. For the public key system, more computational computation is required and the validity of public keys, based on digital certificates, must also be trusted. This is a point of weakness, since a malicious agent could impersonate a server making the other participant believe that it is the true service by falsifying the certificates. The symmetric system provides greater speed and security, but limits the way in which two participants Have not shared the key can do it remotely, although today there are techniques that allow it based first on the public key system and then the encrypted communication between two participants has been established, we proceed to exchange the password of the symmetric system. Private keys are used in more secure person-to-person communications. Public keys are used daily on pages with secure http. The symmetric key system uses standard data encryption algorithms or DES, triple DES and the advanced encryption standard or AES. The public key system uses Rivest, Shamir and Adleman or RSA, Deffie-Hellman, and the elliptic curve algorithm.</text:p>
      <text:p text:style-name="Text_20_body"/>
      <text:p text:style-name="Text_20_body">PROMPT</text:p>
      <text:p text:style-name="Text_20_body">Summarize the key security issues of Smart Grid based on what you have learned in this module. [300 Words]</text:p>
      <text:p text:style-name="Text_20_body">The intelligent grid given its scalable architecture allows the connection of many devices. In many cases the interconnection of these is done wirelessly, establishing a point of attack for malicious agents who wish to enter the system or simply leave it out of order. To improve security at this point is essential to establish complex alphanumerical access passwords, increasing the computation time to find such password. In addition it is possible to implement firewalls and systems of management of equipment subscribed to the system. All of the above in order to lower the chances that an external <text:soft-page-break/>agent will be able to connect to the system. On the other hand, it is also necessary to ensure the data transmitted, so that communication services that are light and safe are desirable. For example a candidate to be implemented as a communication protocol would be an extensible messaging protocol or XMPP, which is slow, secure and XML-based, making it compatible with many web-server-based services. It also allows TCP-based communication, so there is a quality of service (QoS) built into the system. Another point to consider in an intelligent grid system is that energy in many cases is limited. Systems that require more computation as in the case of computation fog must solve the problems associated with the greater energy expenditure. In any case the problem approach that you want to tackle the smart grid is key to solve what type of architecture is appropriate. For military uses, for example, the above-mentioned technologies may not be the most suitable, preferring a more robust but simple and fast system like data distribution military (DDM). For grid use in health issues it is possible to use protocols associated with personal area networks (BAN) using communication protocols such as Zigbee. In these systems, low power consumption and low intrusion into the user's quality of life, not invading their environment with very energetic wireless networks.</text:p>
      <text:p text:style-name="P2"/>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17T14:25:11.311550978</dc:date>
    <meta:document-statistic meta:table-count="0" meta:image-count="0" meta:object-count="0" meta:page-count="3" meta:paragraph-count="12" meta:word-count="1242" meta:character-count="7760" meta:non-whitespace-character-count="6530"/>
    <meta:generator>LibreOffice/4.2.8.2$Linux_X86_64 LibreOffice_project/420m0$Build-2</meta:generator>
  </office:meta>
</office:document-meta>
</file>